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7mm" svg:height="90.05mm" svg:x="80.67mm" svg:y="31.87mm">
            <draw:object draw:notify-on-update-of-ranges="Feuille1.A11:Feuille1.A155 Feuille1.B11:Feuille1.B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ffs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[.$B$2]*(1-[.$B$3])^[.A11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+[.$B$2]*(1-[.$B$3])^[.A12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+[.$B$2]*(1-[.$B$3])^[.A13]"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+[.$B$2]*(1-[.$B$3])^[.A14]" office:value-type="float" office:value="70.61" calcext:value-type="float">
            <text:p>70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+[.$B$2]*(1-[.$B$3])^[.A15]" office:value-type="float" office:value="64.049" calcext:value-type="float">
            <text:p>64.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+[.$B$2]*(1-[.$B$3])^[.A16]" office:value-type="float" office:value="58.1441" calcext:value-type="float">
            <text:p>58.14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+[.$B$2]*(1-[.$B$3])^[.A17]" office:value-type="float" office:value="52.82969" calcext:value-type="float">
            <text:p>52.82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[.$B$2]*(1-[.$B$3])^[.A18]" office:value-type="float" office:value="48.046721" calcext:value-type="float">
            <text:p>48.046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+[.$B$2]*(1-[.$B$3])^[.A19]" office:value-type="float" office:value="43.7420489" calcext:value-type="float">
            <text:p>43.74204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+[.$B$2]*(1-[.$B$3])^[.A20]" office:value-type="float" office:value="39.86784401" calcext:value-type="float">
            <text:p>39.867844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+[.$B$2]*(1-[.$B$3])^[.A21]" office:value-type="float" office:value="36.381059609" calcext:value-type="float">
            <text:p>36.3810596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+[.$B$2]*(1-[.$B$3])^[.A22]" office:value-type="float" office:value="33.2429536481" calcext:value-type="float">
            <text:p>33.24295364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+[.$B$2]*(1-[.$B$3])^[.A23]" office:value-type="float" office:value="30.41865828329" calcext:value-type="float">
            <text:p>30.41865828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+[.$B$2]*(1-[.$B$3])^[.A24]" office:value-type="float" office:value="27.876792454961" calcext:value-type="float">
            <text:p>27.8767924549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[.$B$2]*(1-[.$B$3])^[.A25]" office:value-type="float" office:value="25.5891132094649" calcext:value-type="float">
            <text:p>25.5891132094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+[.$B$2]*(1-[.$B$3])^[.A26]" office:value-type="float" office:value="23.5302018885184" calcext:value-type="float">
            <text:p>23.5302018885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+[.$B$2]*(1-[.$B$3])^[.A27]" office:value-type="float" office:value="21.6771816996666" calcext:value-type="float">
            <text:p>21.67718169966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+[.$B$2]*(1-[.$B$3])^[.A28]" office:value-type="float" office:value="20.0094635296999" calcext:value-type="float">
            <text:p>20.0094635296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+[.$B$2]*(1-[.$B$3])^[.A29]" office:value-type="float" office:value="18.5085171767299" calcext:value-type="float">
            <text:p>18.50851717672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+[.$B$2]*(1-[.$B$3])^[.A30]" office:value-type="float" office:value="17.1576654590569" calcext:value-type="float">
            <text:p>17.1576654590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+[.$B$2]*(1-[.$B$3])^[.A31]" office:value-type="float" office:value="15.9418989131512" calcext:value-type="float">
            <text:p>15.94189891315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[.$B$2]*(1-[.$B$3])^[.A32]" office:value-type="float" office:value="14.8477090218361" calcext:value-type="float">
            <text:p>14.84770902183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+[.$B$2]*(1-[.$B$3])^[.A33]" office:value-type="float" office:value="13.8629381196525" calcext:value-type="float">
            <text:p>13.86293811965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+[.$B$2]*(1-[.$B$3])^[.A34]" office:value-type="float" office:value="12.9766443076873" calcext:value-type="float">
            <text:p>12.97664430768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+[.$B$2]*(1-[.$B$3])^[.A35]" office:value-type="float" office:value="12.1789798769185" calcext:value-type="float">
            <text:p>12.17897987691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+[.$B$2]*(1-[.$B$3])^[.A36]" office:value-type="float" office:value="11.4610818892267" calcext:value-type="float">
            <text:p>11.46108188922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+[.$B$2]*(1-[.$B$3])^[.A37]" office:value-type="float" office:value="10.814973700304" calcext:value-type="float">
            <text:p>10.8149737003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]+[.$B$2]*(1-[.$B$3])^[.A38]" office:value-type="float" office:value="10.2334763302736" calcext:value-type="float">
            <text:p>10.23347633027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[.$B$2]*(1-[.$B$3])^[.A39]" office:value-type="float" office:value="9.71012869724625" calcext:value-type="float">
            <text:p>9.71012869724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+[.$B$2]*(1-[.$B$3])^[.A40]" office:value-type="float" office:value="9.23911582752162" calcext:value-type="float">
            <text:p>9.23911582752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]+[.$B$2]*(1-[.$B$3])^[.A41]" office:value-type="float" office:value="8.81520424476946" calcext:value-type="float">
            <text:p>8.815204244769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]+[.$B$2]*(1-[.$B$3])^[.A42]" office:value-type="float" office:value="8.43368382029252" calcext:value-type="float">
            <text:p>8.43368382029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]+[.$B$2]*(1-[.$B$3])^[.A43]" office:value-type="float" office:value="8.09031543826326" calcext:value-type="float">
            <text:p>8.090315438263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]+[.$B$2]*(1-[.$B$3])^[.A44]" office:value-type="float" office:value="7.78128389443694" calcext:value-type="float">
            <text:p>7.781283894436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+[.$B$2]*(1-[.$B$3])^[.A45]" office:value-type="float" office:value="7.50315550499324" calcext:value-type="float">
            <text:p>7.503155504993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[.$B$2]*(1-[.$B$3])^[.A46]" office:value-type="float" office:value="7.25283995449392" calcext:value-type="float">
            <text:p>7.252839954493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]+[.$B$2]*(1-[.$B$3])^[.A47]" office:value-type="float" office:value="7.02755595904453" calcext:value-type="float">
            <text:p>7.027555959044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]+[.$B$2]*(1-[.$B$3])^[.A48]" office:value-type="float" office:value="6.82480036314008" calcext:value-type="float">
            <text:p>6.824800363140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]+[.$B$2]*(1-[.$B$3])^[.A49]" office:value-type="float" office:value="6.64232032682607" calcext:value-type="float">
            <text:p>6.642320326826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+[.$B$2]*(1-[.$B$3])^[.A50]" office:value-type="float" office:value="6.47808829414346" calcext:value-type="float">
            <text:p>6.478088294143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]+[.$B$2]*(1-[.$B$3])^[.A51]" office:value-type="float" office:value="6.33027946472912" calcext:value-type="float">
            <text:p>6.330279464729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]+[.$B$2]*(1-[.$B$3])^[.A52]" office:value-type="float" office:value="6.1972515182562" calcext:value-type="float">
            <text:p>6.19725151825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[.$B$2]*(1-[.$B$3])^[.A53]" office:value-type="float" office:value="6.07752636643058" calcext:value-type="float">
            <text:p>6.07752636643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]+[.$B$2]*(1-[.$B$3])^[.A54]" office:value-type="float" office:value="5.96977372978752" calcext:value-type="float">
            <text:p>5.969773729787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+[.$B$2]*(1-[.$B$3])^[.A55]" office:value-type="float" office:value="5.87279635680877" calcext:value-type="float">
            <text:p>5.872796356808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]+[.$B$2]*(1-[.$B$3])^[.A56]" office:value-type="float" office:value="5.78551672112789" calcext:value-type="float">
            <text:p>5.785516721127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]+[.$B$2]*(1-[.$B$3])^[.A57]" office:value-type="float" office:value="5.70696504901511" calcext:value-type="float">
            <text:p>5.706965049015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]+[.$B$2]*(1-[.$B$3])^[.A58]" office:value-type="float" office:value="5.6362685441136" calcext:value-type="float">
            <text:p>5.63626854411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]+[.$B$2]*(1-[.$B$3])^[.A59]" office:value-type="float" office:value="5.57264168970224" calcext:value-type="float">
            <text:p>5.572641689702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+[.$B$2]*(1-[.$B$3])^[.A60]" office:value-type="float" office:value="5.51537752073201" calcext:value-type="float">
            <text:p>5.515377520732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1]+[.$B$2]*(1-[.$B$3])^[.A61]" office:value-type="float" office:value="5.46383976865881" calcext:value-type="float">
            <text:p>5.463839768658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1]+[.$B$2]*(1-[.$B$3])^[.A62]" office:value-type="float" office:value="5.41745579179293" calcext:value-type="float">
            <text:p>5.417455791792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1]+[.$B$2]*(1-[.$B$3])^[.A63]" office:value-type="float" office:value="5.37571021261364" calcext:value-type="float">
            <text:p>5.375710212613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1]+[.$B$2]*(1-[.$B$3])^[.A64]" office:value-type="float" office:value="5.33813919135227" calcext:value-type="float">
            <text:p>5.338139191352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]+[.$B$2]*(1-[.$B$3])^[.A65]" office:value-type="float" office:value="5.30432527221705" calcext:value-type="float">
            <text:p>5.304325272217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1]+[.$B$2]*(1-[.$B$3])^[.A66]" office:value-type="float" office:value="5.27389274499534" calcext:value-type="float">
            <text:p>5.273892744995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1]+[.$B$2]*(1-[.$B$3])^[.A67]" office:value-type="float" office:value="5.24650347049581" calcext:value-type="float">
            <text:p>5.246503470495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1]+[.$B$2]*(1-[.$B$3])^[.A68]" office:value-type="float" office:value="5.22185312344623" calcext:value-type="float">
            <text:p>5.221853123446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1]+[.$B$2]*(1-[.$B$3])^[.A69]" office:value-type="float" office:value="5.1996678111016" calcext:value-type="float">
            <text:p>5.1996678111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]+[.$B$2]*(1-[.$B$3])^[.A70]" office:value-type="float" office:value="5.17970102999144" calcext:value-type="float">
            <text:p>5.179701029991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1]+[.$B$2]*(1-[.$B$3])^[.A71]" office:value-type="float" office:value="5.1617309269923" calcext:value-type="float">
            <text:p>5.16173092699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1]+[.$B$2]*(1-[.$B$3])^[.A72]" office:value-type="float" office:value="5.14555783429307" calcext:value-type="float">
            <text:p>5.145557834293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1]+[.$B$2]*(1-[.$B$3])^[.A73]" office:value-type="float" office:value="5.13100205086376" calcext:value-type="float">
            <text:p>5.13100205086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1]+[.$B$2]*(1-[.$B$3])^[.A74]" office:value-type="float" office:value="5.11790184577739" calcext:value-type="float">
            <text:p>5.117901845777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1]+[.$B$2]*(1-[.$B$3])^[.A75]" office:value-type="float" office:value="5.10611166119965" calcext:value-type="float">
            <text:p>5.106111661199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1]+[.$B$2]*(1-[.$B$3])^[.A76]" office:value-type="float" office:value="5.09550049507968" calcext:value-type="float">
            <text:p>5.095500495079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1]+[.$B$2]*(1-[.$B$3])^[.A77]" office:value-type="float" office:value="5.08595044557171" calcext:value-type="float">
            <text:p>5.085950445571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1]+[.$B$2]*(1-[.$B$3])^[.A78]" office:value-type="float" office:value="5.07735540101454" calcext:value-type="float">
            <text:p>5.077355401014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1]+[.$B$2]*(1-[.$B$3])^[.A79]" office:value-type="float" office:value="5.06961986091309" calcext:value-type="float">
            <text:p>5.069619860913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]+[.$B$2]*(1-[.$B$3])^[.A80]" office:value-type="float" office:value="5.06265787482178" calcext:value-type="float">
            <text:p>5.062657874821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1]+[.$B$2]*(1-[.$B$3])^[.A81]" office:value-type="float" office:value="5.0563920873396" calcext:value-type="float">
            <text:p>5.05639208733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1]+[.$B$2]*(1-[.$B$3])^[.A82]" office:value-type="float" office:value="5.05075287860564" calcext:value-type="float">
            <text:p>5.050752878605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1]+[.$B$2]*(1-[.$B$3])^[.A83]" office:value-type="float" office:value="5.04567759074508" calcext:value-type="float">
            <text:p>5.045677590745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1]+[.$B$2]*(1-[.$B$3])^[.A84]" office:value-type="float" office:value="5.04110983167057" calcext:value-type="float">
            <text:p>5.041109831670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1]+[.$B$2]*(1-[.$B$3])^[.A85]" office:value-type="float" office:value="5.03699884850351" calcext:value-type="float">
            <text:p>5.036998848503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1]+[.$B$2]*(1-[.$B$3])^[.A86]" office:value-type="float" office:value="5.03329896365316" calcext:value-type="float">
            <text:p>5.033298963653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1]+[.$B$2]*(1-[.$B$3])^[.A87]" office:value-type="float" office:value="5.02996906728785" calcext:value-type="float">
            <text:p>5.029969067287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1]+[.$B$2]*(1-[.$B$3])^[.A88]" office:value-type="float" office:value="5.02697216055906" calcext:value-type="float">
            <text:p>5.026972160559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1]+[.$B$2]*(1-[.$B$3])^[.A89]" office:value-type="float" office:value="5.02427494450316" calcext:value-type="float">
            <text:p>5.024274944503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]+[.$B$2]*(1-[.$B$3])^[.A90]" office:value-type="float" office:value="5.02184745005284" calcext:value-type="float">
            <text:p>5.021847450052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1]+[.$B$2]*(1-[.$B$3])^[.A91]" office:value-type="float" office:value="5.01966270504756" calcext:value-type="float">
            <text:p>5.019662705047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1]+[.$B$2]*(1-[.$B$3])^[.A92]" office:value-type="float" office:value="5.0176964345428" calcext:value-type="float">
            <text:p>5.01769643454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1]+[.$B$2]*(1-[.$B$3])^[.A93]" office:value-type="float" office:value="5.01592679108852" calcext:value-type="float">
            <text:p>5.015926791088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1]+[.$B$2]*(1-[.$B$3])^[.A94]" office:value-type="float" office:value="5.01433411197967" calcext:value-type="float">
            <text:p>5.014334111979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1]+[.$B$2]*(1-[.$B$3])^[.A95]" office:value-type="float" office:value="5.0129007007817" calcext:value-type="float">
            <text:p>5.01290070078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1]+[.$B$2]*(1-[.$B$3])^[.A96]" office:value-type="float" office:value="5.01161063070353" calcext:value-type="float">
            <text:p>5.011610630703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1]+[.$B$2]*(1-[.$B$3])^[.A97]" office:value-type="float" office:value="5.01044956763318" calcext:value-type="float">
            <text:p>5.010449567633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1]+[.$B$2]*(1-[.$B$3])^[.A98]" office:value-type="float" office:value="5.00940461086986" calcext:value-type="float">
            <text:p>5.009404610869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1]+[.$B$2]*(1-[.$B$3])^[.A99]" office:value-type="float" office:value="5.00846414978287" calcext:value-type="float">
            <text:p>5.008464149782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+[.$B$2]*(1-[.$B$3])^[.A100]" office:value-type="float" office:value="5.00761773480459" calcext:value-type="float">
            <text:p>5.007617734804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1]+[.$B$2]*(1-[.$B$3])^[.A101]" office:value-type="float" office:value="5.00685596132413" calcext:value-type="float">
            <text:p>5.006855961324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1]+[.$B$2]*(1-[.$B$3])^[.A102]" office:value-type="float" office:value="5.00617036519172" calcext:value-type="float">
            <text:p>5.006170365191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1]+[.$B$2]*(1-[.$B$3])^[.A103]" office:value-type="float" office:value="5.00555332867254" calcext:value-type="float">
            <text:p>5.005553328672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1]+[.$B$2]*(1-[.$B$3])^[.A104]" office:value-type="float" office:value="5.00499799580529" calcext:value-type="float">
            <text:p>5.004997995805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1]+[.$B$2]*(1-[.$B$3])^[.A105]" office:value-type="float" office:value="5.00449819622476" calcext:value-type="float">
            <text:p>5.004498196224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1]+[.$B$2]*(1-[.$B$3])^[.A106]" office:value-type="float" office:value="5.00404837660228" calcext:value-type="float">
            <text:p>5.004048376602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1]+[.$B$2]*(1-[.$B$3])^[.A107]" office:value-type="float" office:value="5.00364353894206" calcext:value-type="float">
            <text:p>5.003643538942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1]+[.$B$2]*(1-[.$B$3])^[.A108]" office:value-type="float" office:value="5.00327918504785" calcext:value-type="float">
            <text:p>5.003279185047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1]+[.$B$2]*(1-[.$B$3])^[.A109]" office:value-type="float" office:value="5.00295126654307" calcext:value-type="float">
            <text:p>5.002951266543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+[.$B$2]*(1-[.$B$3])^[.A110]" office:value-type="float" office:value="5.00265613988876" calcext:value-type="float">
            <text:p>5.002656139888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1]+[.$B$2]*(1-[.$B$3])^[.A111]" office:value-type="float" office:value="5.00239052589988" calcext:value-type="float">
            <text:p>5.002390525899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1]+[.$B$2]*(1-[.$B$3])^[.A112]" office:value-type="float" office:value="5.0021514733099" calcext:value-type="float">
            <text:p>5.00215147330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1]+[.$B$2]*(1-[.$B$3])^[.A113]" office:value-type="float" office:value="5.00193632597891" calcext:value-type="float">
            <text:p>5.001936325978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1]+[.$B$2]*(1-[.$B$3])^[.A114]" office:value-type="float" office:value="5.00174269338102" calcext:value-type="float">
            <text:p>5.001742693381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1]+[.$B$2]*(1-[.$B$3])^[.A115]" office:value-type="float" office:value="5.00156842404291" calcext:value-type="float">
            <text:p>5.001568424042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1]+[.$B$2]*(1-[.$B$3])^[.A116]" office:value-type="float" office:value="5.00141158163862" calcext:value-type="float">
            <text:p>5.001411581638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1]+[.$B$2]*(1-[.$B$3])^[.A117]" office:value-type="float" office:value="5.00127042347476" calcext:value-type="float">
            <text:p>5.001270423474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1]+[.$B$2]*(1-[.$B$3])^[.A118]" office:value-type="float" office:value="5.00114338112728" calcext:value-type="float">
            <text:p>5.001143381127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1]+[.$B$2]*(1-[.$B$3])^[.A119]" office:value-type="float" office:value="5.00102904301456" calcext:value-type="float">
            <text:p>5.001029043014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1]+[.$B$2]*(1-[.$B$3])^[.A120]" office:value-type="float" office:value="5.0009261387131" calcext:value-type="float">
            <text:p>5.00092613871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1]+[.$B$2]*(1-[.$B$3])^[.A121]" office:value-type="float" office:value="5.00083352484179" calcext:value-type="float">
            <text:p>5.000833524841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1]+[.$B$2]*(1-[.$B$3])^[.A122]" office:value-type="float" office:value="5.00075017235761" calcext:value-type="float">
            <text:p>5.000750172357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1]+[.$B$2]*(1-[.$B$3])^[.A123]" office:value-type="float" office:value="5.00067515512185" calcext:value-type="float">
            <text:p>5.000675155121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1]+[.$B$2]*(1-[.$B$3])^[.A124]" office:value-type="float" office:value="5.00060763960966" calcext:value-type="float">
            <text:p>5.000607639609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1]+[.$B$2]*(1-[.$B$3])^[.A125]" office:value-type="float" office:value="5.0005468756487" calcext:value-type="float">
            <text:p>5.00054687564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1]+[.$B$2]*(1-[.$B$3])^[.A126]" office:value-type="float" office:value="5.00049218808383" calcext:value-type="float">
            <text:p>5.000492188083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1]+[.$B$2]*(1-[.$B$3])^[.A127]" office:value-type="float" office:value="5.00044296927545" calcext:value-type="float">
            <text:p>5.000442969275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1]+[.$B$2]*(1-[.$B$3])^[.A128]" office:value-type="float" office:value="5.0003986723479" calcext:value-type="float">
            <text:p>5.00039867234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1]+[.$B$2]*(1-[.$B$3])^[.A129]" office:value-type="float" office:value="5.00035880511311" calcext:value-type="float">
            <text:p>5.000358805113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1]+[.$B$2]*(1-[.$B$3])^[.A130]" office:value-type="float" office:value="5.0003229246018" calcext:value-type="float">
            <text:p>5.0003229246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1]+[.$B$2]*(1-[.$B$3])^[.A131]" office:value-type="float" office:value="5.00029063214162" calcext:value-type="float">
            <text:p>5.000290632141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1]+[.$B$2]*(1-[.$B$3])^[.A132]" office:value-type="float" office:value="5.00026156892746" calcext:value-type="float">
            <text:p>5.000261568927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1]+[.$B$2]*(1-[.$B$3])^[.A133]" office:value-type="float" office:value="5.00023541203471" calcext:value-type="float">
            <text:p>5.000235412034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1]+[.$B$2]*(1-[.$B$3])^[.A134]" office:value-type="float" office:value="5.00021187083124" calcext:value-type="float">
            <text:p>5.00021187083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1]+[.$B$2]*(1-[.$B$3])^[.A135]" office:value-type="float" office:value="5.00019068374812" calcext:value-type="float">
            <text:p>5.000190683748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1]+[.$B$2]*(1-[.$B$3])^[.A136]" office:value-type="float" office:value="5.00017161537331" calcext:value-type="float">
            <text:p>5.000171615373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B$1]+[.$B$2]*(1-[.$B$3])^[.A137]" office:value-type="float" office:value="5.00015445383597" calcext:value-type="float">
            <text:p>5.000154453835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1]+[.$B$2]*(1-[.$B$3])^[.A138]" office:value-type="float" office:value="5.00013900845238" calcext:value-type="float">
            <text:p>5.000139008452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B$1]+[.$B$2]*(1-[.$B$3])^[.A139]" office:value-type="float" office:value="5.00012510760714" calcext:value-type="float">
            <text:p>5.000125107607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1]+[.$B$2]*(1-[.$B$3])^[.A140]" office:value-type="float" office:value="5.00011259684643" calcext:value-type="float">
            <text:p>5.000112596846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B$1]+[.$B$2]*(1-[.$B$3])^[.A141]" office:value-type="float" office:value="5.00010133716178" calcext:value-type="float">
            <text:p>5.0001013371617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B$1]+[.$B$2]*(1-[.$B$3])^[.A142]" office:value-type="float" office:value="5.0000912034456" calcext:value-type="float">
            <text:p>5.00009120344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B$1]+[.$B$2]*(1-[.$B$3])^[.A143]" office:value-type="float" office:value="5.00008208310104" calcext:value-type="float">
            <text:p>5.000082083101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B$1]+[.$B$2]*(1-[.$B$3])^[.A144]" office:value-type="float" office:value="5.00007387479094" calcext:value-type="float">
            <text:p>5.000073874790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1]+[.$B$2]*(1-[.$B$3])^[.A145]" office:value-type="float" office:value="5.00006648731185" calcext:value-type="float">
            <text:p>5.000066487311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B$1]+[.$B$2]*(1-[.$B$3])^[.A146]" office:value-type="float" office:value="5.00005983858066" calcext:value-type="float">
            <text:p>5.000059838580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B$1]+[.$B$2]*(1-[.$B$3])^[.A147]" office:value-type="float" office:value="5.0000538547226" calcext:value-type="float">
            <text:p>5.00005385472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B$1]+[.$B$2]*(1-[.$B$3])^[.A148]" office:value-type="float" office:value="5.00004846925034" calcext:value-type="float">
            <text:p>5.000048469250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B$1]+[.$B$2]*(1-[.$B$3])^[.A149]" office:value-type="float" office:value="5.0000436223253" calcext:value-type="float">
            <text:p>5.00004362232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1]+[.$B$2]*(1-[.$B$3])^[.A150]" office:value-type="float" office:value="5.00003926009277" calcext:value-type="float">
            <text:p>5.000039260092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B$1]+[.$B$2]*(1-[.$B$3])^[.A151]" office:value-type="float" office:value="5.00003533408349" calcext:value-type="float">
            <text:p>5.000035334083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B$1]+[.$B$2]*(1-[.$B$3])^[.A152]" office:value-type="float" office:value="5.00003180067515" calcext:value-type="float">
            <text:p>5.000031800675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B$1]+[.$B$2]*(1-[.$B$3])^[.A153]" office:value-type="float" office:value="5.00002862060763" calcext:value-type="float">
            <text:p>5.000028620607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B$1]+[.$B$2]*(1-[.$B$3])^[.A154]" office:value-type="float" office:value="5.00002575854687" calcext:value-type="float">
            <text:p>5.000025758546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1]+[.$B$2]*(1-[.$B$3])^[.A155]" office:value-type="float" office:value="5.00002318269218" calcext:value-type="float">
            <text:p>5.000023182692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B$1]+[.$B$2]*(1-[.$B$3])^[.A156]" office:value-type="float" office:value="5.00002086442296" calcext:value-type="float">
            <text:p>5.000020864422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B$1]+[.$B$2]*(1-[.$B$3])^[.A157]" office:value-type="float" office:value="5.00001877798067" calcext:value-type="float">
            <text:p>5.000018777980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B$1]+[.$B$2]*(1-[.$B$3])^[.A158]" office:value-type="float" office:value="5.0000169001826" calcext:value-type="float">
            <text:p>5.00001690018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B$1]+[.$B$2]*(1-[.$B$3])^[.A159]" office:value-type="float" office:value="5.00001521016434" calcext:value-type="float">
            <text:p>5.00001521016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1]+[.$B$2]*(1-[.$B$3])^[.A160]" office:value-type="float" office:value="5.00001368914791" calcext:value-type="float">
            <text:p>5.000013689147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B$1]+[.$B$2]*(1-[.$B$3])^[.A161]" office:value-type="float" office:value="5.00001232023312" calcext:value-type="float">
            <text:p>5.000012320233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B$1]+[.$B$2]*(1-[.$B$3])^[.A162]" office:value-type="float" office:value="5.0000110882098" calcext:value-type="float">
            <text:p>5.00001108820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B$1]+[.$B$2]*(1-[.$B$3])^[.A163]" office:value-type="float" office:value="5.00000997938882" calcext:value-type="float">
            <text:p>5.000009979388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B$1]+[.$B$2]*(1-[.$B$3])^[.A164]" office:value-type="float" office:value="5.00000898144994" calcext:value-type="float">
            <text:p>5.000008981449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1]+[.$B$2]*(1-[.$B$3])^[.A165]" office:value-type="float" office:value="5.00000808330495" calcext:value-type="float">
            <text:p>5.0000080833049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B$1]+[.$B$2]*(1-[.$B$3])^[.A166]" office:value-type="float" office:value="5.00000727497445" calcext:value-type="float">
            <text:p>5.0000072749744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B$1]+[.$B$2]*(1-[.$B$3])^[.A167]" office:value-type="float" office:value="5.00000654747701" calcext:value-type="float">
            <text:p>5.000006547477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B$1]+[.$B$2]*(1-[.$B$3])^[.A168]" office:value-type="float" office:value="5.00000589272931" calcext:value-type="float">
            <text:p>5.000005892729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B$1]+[.$B$2]*(1-[.$B$3])^[.A169]" office:value-type="float" office:value="5.00000530345638" calcext:value-type="float">
            <text:p>5.000005303456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1]+[.$B$2]*(1-[.$B$3])^[.A170]" office:value-type="float" office:value="5.00000477311074" calcext:value-type="float">
            <text:p>5.000004773110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B$1]+[.$B$2]*(1-[.$B$3])^[.A171]" office:value-type="float" office:value="5.00000429579966" calcext:value-type="float">
            <text:p>5.0000042957996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B$1]+[.$B$2]*(1-[.$B$3])^[.A172]" office:value-type="float" office:value="5.0000038662197" calcext:value-type="float">
            <text:p>5.000003866219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B$1]+[.$B$2]*(1-[.$B$3])^[.A173]" office:value-type="float" office:value="5.00000347959773" calcext:value-type="float">
            <text:p>5.000003479597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B$1]+[.$B$2]*(1-[.$B$3])^[.A174]" office:value-type="float" office:value="5.00000313163796" calcext:value-type="float">
            <text:p>5.000003131637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1]+[.$B$2]*(1-[.$B$3])^[.A175]" office:value-type="float" office:value="5.00000281847416" calcext:value-type="float">
            <text:p>5.000002818474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B$1]+[.$B$2]*(1-[.$B$3])^[.A176]" office:value-type="float" office:value="5.00000253662674" calcext:value-type="float">
            <text:p>5.000002536626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B$1]+[.$B$2]*(1-[.$B$3])^[.A177]" office:value-type="float" office:value="5.00000228296407" calcext:value-type="float">
            <text:p>5.000002282964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B$1]+[.$B$2]*(1-[.$B$3])^[.A178]" office:value-type="float" office:value="5.00000205466766" calcext:value-type="float">
            <text:p>5.000002054667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B$1]+[.$B$2]*(1-[.$B$3])^[.A179]" office:value-type="float" office:value="5.0000018492009" calcext:value-type="float">
            <text:p>5.00000184920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1]+[.$B$2]*(1-[.$B$3])^[.A180]" office:value-type="float" office:value="5.00000166428081" calcext:value-type="float">
            <text:p>5.000001664280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B$1]+[.$B$2]*(1-[.$B$3])^[.A181]" office:value-type="float" office:value="5.00000149785273" calcext:value-type="float">
            <text:p>5.000001497852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B$1]+[.$B$2]*(1-[.$B$3])^[.A182]" office:value-type="float" office:value="5.00000134806745" calcext:value-type="float">
            <text:p>5.000001348067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B$1]+[.$B$2]*(1-[.$B$3])^[.A183]" office:value-type="float" office:value="5.00000121326071" calcext:value-type="float">
            <text:p>5.000001213260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B$1]+[.$B$2]*(1-[.$B$3])^[.A184]" office:value-type="float" office:value="5.00000109193464" calcext:value-type="float">
            <text:p>5.000001091934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1]+[.$B$2]*(1-[.$B$3])^[.A185]" office:value-type="float" office:value="5.00000098274117" calcext:value-type="float">
            <text:p>5.000000982741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1]+[.$B$2]*(1-[.$B$3])^[.A186]" office:value-type="float" office:value="5.00000088446706" calcext:value-type="float">
            <text:p>5.000000884467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B$1]+[.$B$2]*(1-[.$B$3])^[.A187]" office:value-type="float" office:value="5.00000079602035" calcext:value-type="float">
            <text:p>5.000000796020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B$1]+[.$B$2]*(1-[.$B$3])^[.A188]" office:value-type="float" office:value="5.00000071641832" calcext:value-type="float">
            <text:p>5.000000716418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B$1]+[.$B$2]*(1-[.$B$3])^[.A189]" office:value-type="float" office:value="5.00000064477648" calcext:value-type="float">
            <text:p>5.000000644776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1]+[.$B$2]*(1-[.$B$3])^[.A190]" office:value-type="float" office:value="5.00000058029884" calcext:value-type="float">
            <text:p>5.000000580298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B$1]+[.$B$2]*(1-[.$B$3])^[.A191]" office:value-type="float" office:value="5.00000052226895" calcext:value-type="float">
            <text:p>5.0000005222689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B$1]+[.$B$2]*(1-[.$B$3])^[.A192]" office:value-type="float" office:value="5.00000047004206" calcext:value-type="float">
            <text:p>5.000000470042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B$1]+[.$B$2]*(1-[.$B$3])^[.A193]" office:value-type="float" office:value="5.00000042303785" calcext:value-type="float">
            <text:p>5.000000423037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B$1]+[.$B$2]*(1-[.$B$3])^[.A194]" office:value-type="float" office:value="5.00000038073407" calcext:value-type="float">
            <text:p>5.000000380734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1]+[.$B$2]*(1-[.$B$3])^[.A195]" office:value-type="float" office:value="5.00000034266066" calcext:value-type="float">
            <text:p>5.000000342660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B$1]+[.$B$2]*(1-[.$B$3])^[.A196]" office:value-type="float" office:value="5.00000030839459" calcext:value-type="float">
            <text:p>5.000000308394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B$1]+[.$B$2]*(1-[.$B$3])^[.A197]" office:value-type="float" office:value="5.00000027755513" calcext:value-type="float">
            <text:p>5.000000277555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B$1]+[.$B$2]*(1-[.$B$3])^[.A198]" office:value-type="float" office:value="5.00000024979962" calcext:value-type="float">
            <text:p>5.000000249799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B$1]+[.$B$2]*(1-[.$B$3])^[.A199]" office:value-type="float" office:value="5.00000022481966" calcext:value-type="float">
            <text:p>5.000000224819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1]+[.$B$2]*(1-[.$B$3])^[.A200]" office:value-type="float" office:value="5.00000020233769" calcext:value-type="float">
            <text:p>5.000000202337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B$1]+[.$B$2]*(1-[.$B$3])^[.A201]" office:value-type="float" office:value="5.00000018210392" calcext:value-type="float">
            <text:p>5.000000182103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B$1]+[.$B$2]*(1-[.$B$3])^[.A202]" office:value-type="float" office:value="5.00000016389353" calcext:value-type="float">
            <text:p>5.000000163893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B$1]+[.$B$2]*(1-[.$B$3])^[.A203]" office:value-type="float" office:value="5.00000014750418" calcext:value-type="float">
            <text:p>5.000000147504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B$1]+[.$B$2]*(1-[.$B$3])^[.A204]" office:value-type="float" office:value="5.00000013275376" calcext:value-type="float">
            <text:p>5.000000132753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1]+[.$B$2]*(1-[.$B$3])^[.A205]" office:value-type="float" office:value="5.00000011947838" calcext:value-type="float">
            <text:p>5.0000001194783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B$1]+[.$B$2]*(1-[.$B$3])^[.A206]" office:value-type="float" office:value="5.00000010753055" calcext:value-type="float">
            <text:p>5.0000001075305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B$1]+[.$B$2]*(1-[.$B$3])^[.A207]" office:value-type="float" office:value="5.00000009677749" calcext:value-type="float">
            <text:p>5.000000096777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B$1]+[.$B$2]*(1-[.$B$3])^[.A208]" office:value-type="float" office:value="5.00000008709974" calcext:value-type="float">
            <text:p>5.000000087099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B$1]+[.$B$2]*(1-[.$B$3])^[.A209]" office:value-type="float" office:value="5.00000007838977" calcext:value-type="float">
            <text:p>5.000000078389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1]+[.$B$2]*(1-[.$B$3])^[.A210]" office:value-type="float" office:value="5.00000007055079" calcext:value-type="float">
            <text:p>5.000000070550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B$1]+[.$B$2]*(1-[.$B$3])^[.A211]" office:value-type="float" office:value="5.00000006349571" calcext:value-type="float">
            <text:p>5.00000006349571</text:p>
          </table:table-cell>
        </table:table-row>
      </table:table>
      <table:table table:name="Feuille2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verture</text:p>
          </table:table-cell>
          <table:table-cell office:value-type="string" calcext:value-type="string">
            <text:p>Sequence 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+2s</text:p>
          </table:table-cell>
          <table:table-cell office:value-type="string" calcext:value-type="string">
            <text:p>Porte ouverte</text:p>
          </table:table-cell>
          <table:table-cell table:number-columns-repeated="2"/>
          <table:table-cell office:value-type="string" calcext:value-type="string">
            <text:p>Porte fermé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ce 2 :</text:p>
          </table:table-cell>
          <table:table-cell table:number-columns-repeated="2"/>
          <table:table-cell office:value-type="string" calcext:value-type="string">
            <text:p>Affichage dessi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ffichage tableau de bord avec Wif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ermeture porte ou 2 minutes</text:p>
          </table:table-cell>
          <table:table-cell office:value-type="string" calcext:value-type="string">
            <text:p>Sequence roulet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fichage ci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quence 3?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pres 5 minutes</text:p>
          </table:table-cell>
          <table:table-cell office:value-type="string" calcext:value-type="string">
            <text:p>Sequence fin?</text:p>
          </table:table-cell>
          <table:table-cell table:number-columns-repeated="2"/>
          <table:table-cell office:value-type="string" calcext:value-type="string">
            <text:p>Sequence fin?</text:p>
          </table:table-cell>
        </table:table-row>
        <table:table-row table:style-name="ro1">
          <table:table-cell/>
          <table:table-cell office:value-type="string" calcext:value-type="string">
            <text:p>Veille</text:p>
          </table:table-cell>
          <table:table-cell table:number-columns-repeated="2"/>
          <table:table-cell office:value-type="string" calcext:value-type="string">
            <text:p>Veil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00-00-00</text:date>, <text:time style:data-style-name="N2" text:time-value="23:23:59.397913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2T09:01:07.819680493</meta:creation-date>
    <meta:editing-duration>P1DT11H49M21S</meta:editing-duration>
    <meta:editing-cycles>3</meta:editing-cycles>
    <meta:generator>LibreOffice/6.0.7.3$Linux_X86_64 LibreOffice_project/00m0$Build-3</meta:generator>
    <dc:date>2022-09-02T23:29:50.753075852</dc:date>
    <meta:document-statistic meta:table-count="2" meta:cell-count="4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66cm" svg:y="4.204cm" style:legend-expansion="high" chart:style-name="ch2"/>
        <chart:plot-area chart:style-name="ch3" table:cell-range-address="Feuille1.A11:Feuille1.B155" svg:x="0.319cm" svg:y="0.18cm" svg:width="12.428cm" svg:height="8.646cm">
          <chartooo:coordinate-region svg:x="0.94cm" svg:y="0.38cm" svg:width="11.3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1:Feuille1.B155" chart:class="chart:scatter">
            <chart:domain table:cell-range-address="Feuille1.A11:Feuille1.A155"/>
            <chart:data-point chart:repeated="1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1:Feuille1.A155</svg:desc>
                </draw:g>
              </table:table-cell>
              <table:table-cell office:value-type="float" office:value="95">
                <text:p>95</text:p>
                <draw:g>
                  <svg:desc>Feuille1.B11:Feuille1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.61">
                <text:p>7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.049">
                <text:p>64.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.1441">
                <text:p>58.1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2.82969">
                <text:p>52.82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8.046721">
                <text:p>48.046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.7420489">
                <text:p>43.7420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.86784401">
                <text:p>39.86784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.381059609">
                <text:p>36.3810596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.2429536481">
                <text:p>33.2429536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0.41865828329">
                <text:p>30.41865828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7.876792454961">
                <text:p>27.876792454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.5891132094649">
                <text:p>25.5891132094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.5302018885184">
                <text:p>23.5302018885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.6771816996666">
                <text:p>21.677181699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.0094635296999">
                <text:p>20.0094635296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5085171767299">
                <text:p>18.5085171767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1576654590569">
                <text:p>17.1576654590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9418989131512">
                <text:p>15.9418989131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8477090218361">
                <text:p>14.8477090218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.8629381196525">
                <text:p>13.8629381196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9766443076873">
                <text:p>12.97664430768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1789798769185">
                <text:p>12.1789798769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4610818892267">
                <text:p>11.4610818892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814973700304">
                <text:p>10.814973700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.2334763302736">
                <text:p>10.2334763302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71012869724625">
                <text:p>9.71012869724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23911582752162">
                <text:p>9.23911582752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81520424476946">
                <text:p>8.81520424476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43368382029252">
                <text:p>8.43368382029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09031543826326">
                <text:p>8.09031543826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78128389443694">
                <text:p>7.78128389443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50315550499324">
                <text:p>7.50315550499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25283995449392">
                <text:p>7.25283995449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02755595904453">
                <text:p>7.02755595904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82480036314008">
                <text:p>6.82480036314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64232032682607">
                <text:p>6.64232032682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47808829414346">
                <text:p>6.47808829414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33027946472912">
                <text:p>6.33027946472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1972515182562">
                <text:p>6.1972515182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07752636643058">
                <text:p>6.077526366430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96977372978752">
                <text:p>5.96977372978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87279635680877">
                <text:p>5.872796356808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78551672112789">
                <text:p>5.785516721127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.70696504901511">
                <text:p>5.70696504901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6362685441136">
                <text:p>5.6362685441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57264168970224">
                <text:p>5.57264168970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51537752073201">
                <text:p>5.51537752073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.46383976865881">
                <text:p>5.46383976865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41745579179293">
                <text:p>5.417455791792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.37571021261364">
                <text:p>5.37571021261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33813919135227">
                <text:p>5.33813919135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30432527221705">
                <text:p>5.30432527221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27389274499534">
                <text:p>5.27389274499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24650347049581">
                <text:p>5.246503470495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22185312344623">
                <text:p>5.221853123446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1996678111016">
                <text:p>5.1996678111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17970102999144">
                <text:p>5.17970102999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1617309269923">
                <text:p>5.16173092699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14555783429307">
                <text:p>5.145557834293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13100205086376">
                <text:p>5.13100205086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11790184577739">
                <text:p>5.117901845777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.10611166119965">
                <text:p>5.106111661199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09550049507968">
                <text:p>5.09550049507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08595044557171">
                <text:p>5.085950445571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07735540101454">
                <text:p>5.077355401014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06961986091309">
                <text:p>5.06961986091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06265787482178">
                <text:p>5.062657874821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0563920873396">
                <text:p>5.0563920873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.05075287860564">
                <text:p>5.050752878605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.04567759074508">
                <text:p>5.045677590745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04110983167057">
                <text:p>5.041109831670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03699884850351">
                <text:p>5.03699884850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03329896365316">
                <text:p>5.03329896365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.02996906728785">
                <text:p>5.02996906728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02697216055906">
                <text:p>5.02697216055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02427494450316">
                <text:p>5.024274944503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02184745005284">
                <text:p>5.02184745005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01966270504756">
                <text:p>5.01966270504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0176964345428">
                <text:p>5.0176964345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01592679108852">
                <text:p>5.015926791088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01433411197967">
                <text:p>5.014334111979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0129007007817">
                <text:p>5.01290070078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01161063070353">
                <text:p>5.011610630703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01044956763318">
                <text:p>5.010449567633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00940461086986">
                <text:p>5.00940461086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00846414978287">
                <text:p>5.00846414978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00761773480459">
                <text:p>5.0076177348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00685596132413">
                <text:p>5.006855961324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00617036519172">
                <text:p>5.00617036519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00555332867254">
                <text:p>5.00555332867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00499799580529">
                <text:p>5.004997995805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00449819622476">
                <text:p>5.00449819622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00404837660228">
                <text:p>5.004048376602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00364353894206">
                <text:p>5.003643538942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00327918504785">
                <text:p>5.003279185047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00295126654307">
                <text:p>5.00295126654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00265613988876">
                <text:p>5.00265613988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00239052589988">
                <text:p>5.00239052589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0021514733099">
                <text:p>5.0021514733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00193632597891">
                <text:p>5.001936325978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00174269338102">
                <text:p>5.001742693381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00156842404291">
                <text:p>5.001568424042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00141158163862">
                <text:p>5.001411581638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00127042347476">
                <text:p>5.00127042347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00114338112728">
                <text:p>5.00114338112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00102904301456">
                <text:p>5.00102904301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0009261387131">
                <text:p>5.0009261387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00083352484179">
                <text:p>5.000833524841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00075017235761">
                <text:p>5.000750172357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00067515512185">
                <text:p>5.00067515512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00060763960966">
                <text:p>5.000607639609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0005468756487">
                <text:p>5.0005468756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00049218808383">
                <text:p>5.000492188083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00044296927545">
                <text:p>5.00044296927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0003986723479">
                <text:p>5.00039867234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00035880511311">
                <text:p>5.000358805113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0003229246018">
                <text:p>5.0003229246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00029063214162">
                <text:p>5.000290632141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00026156892746">
                <text:p>5.000261568927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00023541203471">
                <text:p>5.00023541203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00021187083124">
                <text:p>5.00021187083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00019068374812">
                <text:p>5.000190683748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00017161537331">
                <text:p>5.000171615373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00015445383597">
                <text:p>5.00015445383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00013900845238">
                <text:p>5.000139008452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00012510760714">
                <text:p>5.00012510760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00011259684643">
                <text:p>5.000112596846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00010133716178">
                <text:p>5.000101337161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0000912034456">
                <text:p>5.00009120344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00008208310104">
                <text:p>5.00008208310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00007387479094">
                <text:p>5.000073874790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00006648731185">
                <text:p>5.000066487311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00005983858066">
                <text:p>5.000059838580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0000538547226">
                <text:p>5.0000538547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00004846925034">
                <text:p>5.000048469250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0000436223253">
                <text:p>5.00004362232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00003926009277">
                <text:p>5.000039260092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00003533408349">
                <text:p>5.000035334083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00003180067515">
                <text:p>5.000031800675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00002862060763">
                <text:p>5.000028620607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00002575854687">
                <text:p>5.00002575854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00002318269218">
                <text:p>5.00002318269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